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none" draw:textarea-horizontal-align="justify" draw:textarea-vertical-align="middle" draw:auto-grow-height="false" fo:min-height="3.994cm" fo:min-width="3.744cm" fo:padding-top="0.76cm" fo:padding-bottom="0.76cm" fo:padding-left="0.885cm" fo:padding-right="0.88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164cm" fo:min-width="0.914cm"/>
    </style:style>
    <style:style style:name="gr4" style:family="graphic" style:parent-style-name="objectwithoutfill">
      <style:graphic-properties svg:stroke-width="1.27cm" svg:stroke-color="#000000" draw:marker-start-width="2.105cm" draw:marker-end-width="2.105cm" draw:fill="none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6cm" svg:x="4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6cm" svg:x="14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7.7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15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2" draw:layer="layout" svg:width="13.047cm" svg:height="7.633cm" draw:transform="skewX (3.74007807415754E-017) rotate (-2.8023006470021) translate (20.7263539296427cm 18.6475090091759cm)" svg:viewBox="0 0 13048 7634" svg:d="M0 3399c1013-2885 5292-4283 7988-2801 4082 1653 5552 7914 4918 6932-1509-2335-9949-4996-12906-4131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7-25T11:43:11.484000000</dc:date>
    <meta:editing-duration>PT20M48S</meta:editing-duration>
    <meta:editing-cycles>4</meta:editing-cycles>
    <meta:generator>LibreOffice/6.3.2.2$Windows_X86_64 LibreOffice_project/98b30e735bda24bc04ab42594c85f7fd8be07b9c</meta:generator>
    <meta:document-statistic meta:object-count="6"/>
  </office:meta>
</office:document-meta>
</file>